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81242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מעודד צבעים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רוזנסקי 5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44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בעמדת מכירה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4"/>קומת קרקע סמוך ל2 הכניסות <text:s text:c="5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<text:s/>בחזית המבנה ובחקלו האחורי <text:s text:c="98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שלום ברבי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4">03-9626746</text:p>
          </table:table-cell>
          <table:table-cell table:style-name="Table2.A1" office:value-type="string">
            <text:p text:style-name="P14">054310317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וסי מעודד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4">03-9626746</text:p>
          </table:table-cell>
          <table:table-cell table:style-name="Table2.A1" office:value-type="string">
            <text:p text:style-name="P14">0542500180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לירן מעודד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4">03-9626740</text:p>
          </table:table-cell>
          <table:table-cell table:style-name="Table2.A1" office:value-type="string">
            <text:p text:style-name="P14">0543069090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חסן חומרים- מדללי צבע בקומת הקרקע </text:p>
          </table:table-cell>
        </table:table-row>
        <table:table-row table:style-name="Table3.1">
          <table:table-cell table:style-name="Table3.A1" office:value-type="string">
            <text:p text:style-name="P14">ומחסן צבעים קומת הקרקע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טרנפנטין- מדלל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4">טינר מדלל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פנאל כבאים סמוך לכניסה</text:p>
          </table:table-cell>
        </table:table-row>
        <table:table-row table:style-name="Table5.1">
          <table:table-cell table:style-name="Table5.A1" office:value-type="string">
            <text:p text:style-name="P14">חדר משאבות מתזים קומת מרתף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1T23:55:00</meta:creation-date>
    <dc:creator>אתי מנצור</dc:creator>
    <dc:date>2013-08-11T23:55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9" meta:word-count="157" meta:character-count="1557"/>
    <meta:generator>OpenOffice/4.0.1$Win32 OpenOffice.org_project/401m5$Build-9714</meta:generator>
  </office:meta>
</office:document-meta>
</file>